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d63" officeooo:paragraph-rsid="00000d63"/>
    </style:style>
    <style:style style:name="P2" style:family="paragraph" style:parent-style-name="Standard">
      <style:text-properties officeooo:rsid="00000d63" officeooo:paragraph-rsid="0001b481"/>
    </style:style>
    <style:style style:name="P3" style:family="paragraph" style:parent-style-name="Standard">
      <style:text-properties officeooo:rsid="0000d9bc" officeooo:paragraph-rsid="0000d9bc"/>
    </style:style>
    <style:style style:name="P4" style:family="paragraph" style:parent-style-name="Standard">
      <style:text-properties officeooo:rsid="0001b481" officeooo:paragraph-rsid="0001b481"/>
    </style:style>
    <style:style style:name="P5" style:family="paragraph" style:parent-style-name="Standard">
      <style:text-properties officeooo:rsid="0003036a" officeooo:paragraph-rsid="0003036a"/>
    </style:style>
    <style:style style:name="P6" style:family="paragraph" style:parent-style-name="Standard">
      <style:text-properties officeooo:rsid="00044e2c" officeooo:paragraph-rsid="00044e2c"/>
    </style:style>
    <style:style style:name="P7" style:family="paragraph" style:parent-style-name="Standard">
      <style:text-properties officeooo:rsid="0004e5b2" officeooo:paragraph-rsid="0004e5b2"/>
    </style:style>
    <style:style style:name="P8" style:family="paragraph" style:parent-style-name="Standard">
      <style:text-properties officeooo:rsid="00044e2c" officeooo:paragraph-rsid="00044e2c"/>
    </style:style>
    <style:style style:name="P9" style:family="paragraph" style:parent-style-name="Standard">
      <style:text-properties officeooo:rsid="0001b481" officeooo:paragraph-rsid="0001b481"/>
    </style:style>
    <style:style style:name="P10" style:family="paragraph" style:parent-style-name="Standard">
      <style:text-properties officeooo:rsid="0005d237" officeooo:paragraph-rsid="0005d237"/>
    </style:style>
    <style:style style:name="P11" style:family="paragraph" style:parent-style-name="Standard">
      <style:text-properties officeooo:rsid="0009fd82" officeooo:paragraph-rsid="0009fd82"/>
    </style:style>
    <style:style style:name="T1" style:family="text">
      <style:text-properties officeooo:rsid="0001b481"/>
    </style:style>
    <style:style style:name="T2" style:family="text">
      <style:text-properties officeooo:rsid="0004e5b2"/>
    </style:style>
    <style:style style:name="T3" style:family="text">
      <style:text-properties officeooo:rsid="00076331"/>
    </style:style>
    <style:style style:name="T4" style:family="text">
      <style:text-properties fo:font-weight="bold" style:font-weight-asian="bold" style:font-weight-complex="bold"/>
    </style:style>
    <style:style style:name="T5" style:family="text">
      <style:text-properties fo:font-weight="bold" officeooo:rsid="0007c652" style:font-weight-asian="bold" style:font-weight-complex="bold"/>
    </style:style>
    <style:style style:name="T6" style:family="text">
      <style:text-properties officeooo:rsid="0009bc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ve Quiz</text:p>
      <text:p text:style-name="P1"/>
      <text:p text:style-name="P1">- create a set of questions with multiple choice options</text:p>
      <text:p text:style-name="P1">- enter your choice then click submit</text:p>
      <text:p text:style-name="P1">- the score is calculated and returned at the top of the screen</text:p>
      <text:p text:style-name="P1"/>
      <text:p text:style-name="P1">Set Up</text:p>
      <text:p text:style-name="P1">1. create two files, html and js in a folder</text:p>
      <text:p text:style-name="P1">create boilerplate for html : doc TAB</text:p>
      <text:p text:style-name="P1">2. connect the app.js file to the index.html file</text:p>
      <text:p text:style-name="P1"/>
      <text:p text:style-name="P2">D<text:span text:style-name="T1">esign the questions and answers</text:span></text:p>
      <text:p text:style-name="P1">1. get the css cdn link and past it above the title tag</text:p>
      <text:p text:style-name="P1">2. we can take the code from bootstrap and paste it into our html file</text:p>
      <text:p text:style-name="P3">3. get the html template from </text:p>
      <text:p text:style-name="P3"><text:a xlink:type="simple" xlink:href="https://github.com/iamshaunjp/modern-javascript/tree/lesson-66" text:style-name="Internet_20_link" text:visited-style-name="Visited_20_Internet_20_Link">https://github.com/iamshaunjp/modern-javascript/tree/lesson-66</text:a> </text:p>
      <text:p text:style-name="P3"/>
      <text:p text:style-name="P3">OR</text:p>
      <text:p text:style-name="P4">Use bootstrap</text:p>
      <text:p text:style-name="P3">Try and create a bunch of qyestions using bootstrap</text:p>
      <text:p text:style-name="P3">Create options for each question</text:p>
      <text:p text:style-name="P3">Copy and past the code for each question and change the text</text:p>
      <text:p text:style-name="P3">create a submit button for when the user has answered all questions</text:p>
      <text:p text:style-name="P3"/>
      <text:p text:style-name="P4">Begin JS</text:p>
      <text:p text:style-name="P4">- create a variable , and array, with all the correct answers</text:p>
      <text:p text:style-name="P10">- grab the form class</text:p>
      <text:p text:style-name="P4">- attach an event listener for when the user submits his answers</text:p>
      <text:p text:style-name="P4"><text:tab/>attach it to the form</text:p>
      <text:p text:style-name="P4"><text:tab/>prevent default</text:p>
      <text:p text:style-name="P4"><text:tab/>create a score variable for the user, set it to 0</text:p>
      <text:p text:style-name="P4"><text:tab/>create a new array with user answers</text:p>
      <text:p text:style-name="P4"><text:tab/><text:tab/>get the value from each of the questions<text:span text:style-name="T3"> using q1....</text:span></text:p>
      <text:p text:style-name="P4"><text:tab/>//now we check answers with the correct answers</text:p>
      <text:p text:style-name="P4"><text:tab/>cycle through each of the answers, with two parameters, the answer and the index</text:p>
      <text:p text:style-name="P4"><text:tab/>if the user answer is equal to the correct answers, matching the index, then increase the score</text:p>
      <text:p text:style-name="P4"><text:tab/></text:p>
      <text:p text:style-name="P4"/>
      <text:p text:style-name="P5">Outpu<text:span text:style-name="T3">t</text:span> the score in the browser</text:p>
      <text:p text:style-name="P5">- use the class of the<text:span text:style-name="T5"> NEW</text:span><text:span text:style-name="T4"> </text:span>div to get a handle on the div</text:p>
      <text:p text:style-name="P5">// show the result on the page</text:p>
      <text:p text:style-name="P5">- get the result span and change the text content to a template string</text:p>
      <text:p text:style-name="P5">- remove the bootstrap class hiding the results</text:p>
      <text:p text:style-name="P5"/>
      <text:p text:style-name="P6">Scroll the user to the top when they submit</text:p>
      <text:p text:style-name="P6">// consider taking the user to a new page with more detailed results, printable etc</text:p>
      <text:p text:style-name="P6"/>
      <text:p text:style-name="P6">- using the window object, which is the global object and therefore inferred</text:p>
      <text:p text:style-name="P6"><text:soft-page-break/>- use a method on the window object scrollTo, which has two arguments, an x and y coordinate scrollTo(0,0)</text:p>
      <text:p text:style-name="P6"/>
      <text:p text:style-name="P6">Animating the Score</text:p>
      <text:p text:style-name="P6">// consider making this much more animated</text:p>
      <text:p text:style-name="P6">- from 0 to final score</text:p>
      <text:p text:style-name="P6">- using setInterval, which fires a <text:span text:style-name="T4">function</text:span> every time increment<text:span text:style-name="T2">, as a constant</text:span></text:p>
      <text:p text:style-name="P6"><text:tab/>create a variable i</text:p>
      <text:p text:style-name="P6"><text:tab/>increment i each function call u</text:p>
      <text:p text:style-name="P7"><text:tab/>for each function call, putput the i to the screen<text:span text:style-name="T6"> using previous output code</text:span></text:p>
      <text:p text:style-name="P7"><text:tab/>if output equals score, clearInterval</text:p>
      <text:p text:style-name="P6"><text:tab/>else add to the output</text:p>
      <text:p text:style-name="P4"><text:tab/></text:p>
      <text:p text:style-name="P3"/>
      <text:p text:style-name="P11">I built a basic quiz following along with a tutorial. The basics of grabbing handles on classes, listening for events and taking user inputs are covered.</text:p>
      <text:p text:style-name="P11"/>
      <text:p text:style-name="P11">As I was teaching English in Korea at the time, this basic quiz had applications for my classes. Each month, or more often, I would finish units and have to give tests to my students. Sometimes the books had premade tests. Sometimes not. Whatmore, I often covered extra material, expanded the grammar concepts and added vocabulary during the unit. None of this was tested for. There was also the issue of printing out the test papers, which of course didn't apply to the online classes I taught.</text:p>
      <text:p text:style-name="P11"/>
      <text:p text:style-name="P11">Clearly creating my own tests that students could do from their computers that would give me more detailed feedback would be beneficial.</text:p>
      <text:p text:style-name="P11"/>
      <text:p text:style-name="P11">I added the necessary feature of being able to enter questions and answers.</text:p>
      <text:p text:style-name="P11"/>
      <text:p text:style-name="P11">I allowed for longer responses such as sentences and short paragraphs.</text:p>
      <text:p text:style-name="P11"/>
      <text:p text:style-name="P11">I created a more detailed result, outputted upon completion of the test, that the teacher can access.</text:p>
      <text:p text:style-name="P11"/>
      <text:p text:style-name="P11">There is unique student identifiers, authorised log ins, stored results, and the potential for parsing results using back end database storage in MongoD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9-26T16:59:19.893000000</dc:date>
    <meta:editing-duration>PT33M49S</meta:editing-duration>
    <meta:editing-cycles>3</meta:editing-cycles>
    <meta:document-statistic meta:table-count="0" meta:image-count="0" meta:object-count="0" meta:page-count="2" meta:paragraph-count="58" meta:word-count="614" meta:character-count="3426" meta:non-whitespace-character-count="2850"/>
  </office:meta>
</office:document-meta>
</file>